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laf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ter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azik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illaboo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 table:number-rows-repeated="1048561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4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1:01:24.85406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14:30:58.923000000</meta:creation-date>
    <dc:date>2025-03-13T11:02:11.914169900</dc:date>
    <meta:editing-duration>PT3H3M59S</meta:editing-duration>
    <meta:editing-cycles>66</meta:editing-cycles>
    <meta:generator>LibreOffice/25.2.1.2$Windows_X86_64 LibreOffice_project/d3abf4aee5fd705e4a92bba33a32f40bc4e56f49</meta:generator>
    <meta:document-statistic meta:table-count="1" meta:cell-count="106" meta:object-count="0"/>
  </office:meta>
</office:document-meta>
</file>